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Keter YG" svg:font-family="'Keter YG'" style:font-pitch="variable"/>
    <style:font-face style:name="Mekorot-Vilna" svg:font-family="Mekorot-Vilna" style:font-pitch="variable"/>
    <style:font-face style:name="Microsoft YaHei" svg:font-family="'Microsoft YaHei'" style:font-family-generic="system" style:font-pitch="variable"/>
    <style:font-face style:name="NSimSun" svg:font-family="NSimSun" style:font-family-generic="system" style:font-pitch="variable"/>
    <style:font-face style:name="Noto Rashi Hebrew Medium" svg:font-family="'Noto Rashi Hebrew Medium'" style:font-pitch="variable"/>
    <style:font-face style:name="Shofar" svg:font-family="Shofar"/>
    <style:font-face style:name="Times New Roman" svg:font-family="'Times New Roman'" style:font-family-generic="roman"/>
  </office:font-face-decls>
  <office:automatic-styles>
    <style:style style:name="P1" style:family="paragraph" style:parent-style-name="Header">
      <style:paragraph-properties fo:text-align="center" style:justify-single-word="false" style:writing-mode="rl-tb"/>
      <style:text-properties fo:font-weight="bold" officeooo:rsid="0013c3ce" officeooo:paragraph-rsid="0013c3ce" style:font-weight-asian="bold" style:font-name-complex="Keter YG" style:font-weight-complex="bold"/>
    </style:style>
    <style:style style:name="P2" style:family="paragraph" style:parent-style-name="Footnote">
      <style:paragraph-properties fo:text-align="end" style:justify-single-word="false" style:writing-mode="rl-tb"/>
      <style:text-properties fo:font-weight="bold" officeooo:rsid="000ba53e" officeooo:paragraph-rsid="000ba53e" style:font-weight-asian="bold" style:font-weight-complex="bold"/>
    </style:style>
    <style:style style:name="P3" style:family="paragraph" style:parent-style-name="Footnote">
      <style:paragraph-properties fo:text-align="end" style:justify-single-word="false" style:writing-mode="rl-tb"/>
      <style:text-properties fo:font-weight="bold" officeooo:rsid="000caff8" officeooo:paragraph-rsid="000caff8" style:font-weight-asian="bold" style:font-weight-complex="bold"/>
    </style:style>
    <style:style style:name="P4" style:family="paragraph" style:parent-style-name="Footnote">
      <style:paragraph-properties fo:text-align="end" style:justify-single-word="false" style:writing-mode="rl-tb"/>
      <style:text-properties fo:font-weight="bold" officeooo:rsid="000e8b7e" officeooo:paragraph-rsid="000e8b7e" style:font-weight-asian="bold" style:font-weight-complex="bold"/>
    </style:style>
    <style:style style:name="P5" style:family="paragraph" style:parent-style-name="Footnote">
      <style:paragraph-properties fo:text-align="end" style:justify-single-word="false" style:writing-mode="rl-tb"/>
      <style:text-properties fo:font-weight="bold" officeooo:rsid="001132bc" officeooo:paragraph-rsid="001132bc" style:font-weight-asian="bold" style:font-weight-complex="bold"/>
    </style:style>
    <style:style style:name="P6" style:family="paragraph" style:parent-style-name="Footnote">
      <style:paragraph-properties fo:text-align="end" style:justify-single-word="false" style:writing-mode="rl-tb"/>
      <style:text-properties fo:font-weight="bold" officeooo:rsid="00127cd5" officeooo:paragraph-rsid="00127cd5" style:font-weight-asian="bold" style:font-weight-complex="bold"/>
    </style:style>
    <style:style style:name="P7" style:family="paragraph" style:parent-style-name="Footnote">
      <style:paragraph-properties fo:text-align="end" style:justify-single-word="false" style:writing-mode="rl-tb"/>
      <style:text-properties fo:font-weight="bold" officeooo:rsid="00138288" officeooo:paragraph-rsid="00138288" style:font-weight-asian="bold" style:font-weight-complex="bold"/>
    </style:style>
    <style:style style:name="P8" style:family="paragraph" style:parent-style-name="Footnote">
      <style:text-properties fo:font-weight="bold" officeooo:rsid="0020e88b" officeooo:paragraph-rsid="0020e88b" style:font-weight-asian="bold" style:font-weight-complex="bold"/>
    </style:style>
    <style:style style:name="P9" style:family="paragraph" style:parent-style-name="Footnote">
      <style:text-properties fo:font-weight="bold" officeooo:rsid="0021da70" officeooo:paragraph-rsid="0021da70" style:font-weight-asian="bold" style:font-weight-complex="bold"/>
    </style:style>
    <style:style style:name="P10" style:family="paragraph" style:parent-style-name="Footnote">
      <style:text-properties fo:font-weight="bold" officeooo:rsid="0022cd52" officeooo:paragraph-rsid="0022cd52" style:font-weight-asian="bold" style:font-weight-complex="bold"/>
    </style:style>
    <style:style style:name="P11" style:family="paragraph" style:parent-style-name="Footnote">
      <style:paragraph-properties fo:text-align="end" style:justify-single-word="false" style:writing-mode="rl-tb"/>
      <style:text-properties officeooo:paragraph-rsid="00099dd8"/>
    </style:style>
    <style:style style:name="P12" style:family="paragraph" style:parent-style-name="Footnote">
      <style:paragraph-properties fo:text-align="end" style:justify-single-word="false" style:writing-mode="rl-tb"/>
      <style:text-properties officeooo:paragraph-rsid="000b308d"/>
    </style:style>
    <style:style style:name="P13" style:family="paragraph" style:parent-style-name="Footnote">
      <style:paragraph-properties fo:text-align="end" style:justify-single-word="false" style:writing-mode="rl-tb"/>
      <style:text-properties officeooo:paragraph-rsid="000ba53e"/>
    </style:style>
    <style:style style:name="P14" style:family="paragraph" style:parent-style-name="Footnote">
      <style:paragraph-properties fo:text-align="end" style:justify-single-word="false" style:writing-mode="rl-tb"/>
      <style:text-properties officeooo:paragraph-rsid="000cadab"/>
    </style:style>
    <style:style style:name="P15" style:family="paragraph" style:parent-style-name="Footnote">
      <style:paragraph-properties fo:text-align="end" style:justify-single-word="false" style:writing-mode="rl-tb"/>
      <style:text-properties officeooo:paragraph-rsid="000caff8"/>
    </style:style>
    <style:style style:name="P16" style:family="paragraph" style:parent-style-name="Footnote">
      <style:paragraph-properties fo:text-align="end" style:justify-single-word="false" style:writing-mode="rl-tb"/>
      <style:text-properties officeooo:paragraph-rsid="000e8b7e"/>
    </style:style>
    <style:style style:name="P17" style:family="paragraph" style:parent-style-name="Footnote">
      <style:paragraph-properties fo:text-align="end" style:justify-single-word="false" style:writing-mode="rl-tb"/>
      <style:text-properties officeooo:paragraph-rsid="00107fb5"/>
    </style:style>
    <style:style style:name="P18" style:family="paragraph" style:parent-style-name="Footnote">
      <style:paragraph-properties fo:text-align="end" style:justify-single-word="false" style:writing-mode="rl-tb"/>
      <style:text-properties officeooo:paragraph-rsid="0010fed6"/>
    </style:style>
    <style:style style:name="P19" style:family="paragraph" style:parent-style-name="Footnote">
      <style:paragraph-properties fo:text-align="end" style:justify-single-word="false" style:writing-mode="rl-tb"/>
      <style:text-properties officeooo:paragraph-rsid="001132bc"/>
    </style:style>
    <style:style style:name="P20" style:family="paragraph" style:parent-style-name="Footnote">
      <style:paragraph-properties fo:text-align="end" style:justify-single-word="false" style:writing-mode="rl-tb"/>
      <style:text-properties officeooo:paragraph-rsid="0012295f"/>
    </style:style>
    <style:style style:name="P21" style:family="paragraph" style:parent-style-name="Footnote">
      <style:paragraph-properties fo:text-align="end" style:justify-single-word="false" style:writing-mode="rl-tb"/>
      <style:text-properties officeooo:paragraph-rsid="00138288"/>
    </style:style>
    <style:style style:name="P22" style:family="paragraph" style:parent-style-name="Footnote">
      <style:paragraph-properties fo:text-align="end" style:justify-single-word="false" style:writing-mode="rl-tb"/>
      <style:text-properties officeooo:rsid="0018957c" officeooo:paragraph-rsid="0018957c"/>
    </style:style>
    <style:style style:name="P23" style:family="paragraph" style:parent-style-name="Footnote">
      <style:paragraph-properties fo:text-align="end" style:justify-single-word="false" style:writing-mode="rl-tb"/>
      <style:text-properties officeooo:rsid="0018957c" officeooo:paragraph-rsid="001132bc"/>
    </style:style>
    <style:style style:name="P24" style:family="paragraph" style:parent-style-name="Footnote">
      <style:paragraph-properties fo:text-align="end" style:justify-single-word="false" style:writing-mode="rl-tb"/>
      <style:text-properties officeooo:rsid="0018957c" officeooo:paragraph-rsid="00127cd5"/>
    </style:style>
    <style:style style:name="P25" style:family="paragraph" style:parent-style-name="Footnote">
      <style:paragraph-properties fo:text-align="end" style:justify-single-word="false" style:writing-mode="rl-tb"/>
      <style:text-properties officeooo:rsid="0018957c" officeooo:paragraph-rsid="00138288"/>
    </style:style>
    <style:style style:name="P26" style:family="paragraph" style:parent-style-name="Footnote">
      <style:paragraph-properties fo:margin-left="0in" fo:margin-right="0in" fo:text-align="end" style:justify-single-word="false" fo:text-indent="0in" style:auto-text-indent="false" style:writing-mode="rl-tb"/>
      <style:text-properties officeooo:rsid="0018957c" officeooo:paragraph-rsid="00138288"/>
    </style:style>
    <style:style style:name="P27" style:family="paragraph" style:parent-style-name="Footnote">
      <style:paragraph-properties fo:text-align="end" style:justify-single-word="false" style:writing-mode="rl-tb"/>
      <style:text-properties style:text-underline-style="solid" style:text-underline-width="auto" style:text-underline-color="font-color" fo:font-weight="bold" officeooo:rsid="00138288" officeooo:paragraph-rsid="00138288" style:font-weight-asian="bold" style:font-weight-complex="bold"/>
    </style:style>
    <style:style style:name="P28" style:family="paragraph" style:parent-style-name="Footnote">
      <style:text-properties style:text-underline-style="solid" style:text-underline-width="auto" style:text-underline-color="font-color" fo:font-weight="bold" officeooo:rsid="0022cd52" officeooo:paragraph-rsid="0022cd52" style:font-weight-asian="bold" style:font-weight-complex="bold"/>
    </style:style>
    <style:style style:name="P29" style:family="paragraph" style:parent-style-name="Footnote">
      <style:paragraph-properties style:writing-mode="rl-tb"/>
      <style:text-properties officeooo:rsid="00183951" officeooo:paragraph-rsid="00183951"/>
    </style:style>
    <style:style style:name="P30" style:family="paragraph" style:parent-style-name="Footnote">
      <style:text-properties officeooo:rsid="00183951" officeooo:paragraph-rsid="00183951"/>
    </style:style>
    <style:style style:name="P31" style:family="paragraph" style:parent-style-name="Footnote">
      <style:text-properties officeooo:rsid="00197a89" officeooo:paragraph-rsid="00197a89"/>
    </style:style>
    <style:style style:name="P32" style:family="paragraph" style:parent-style-name="Footnote">
      <style:text-properties officeooo:rsid="001cded9" officeooo:paragraph-rsid="001cded9"/>
    </style:style>
    <style:style style:name="P33" style:family="paragraph" style:parent-style-name="Footnote">
      <style:text-properties officeooo:rsid="001d3131" officeooo:paragraph-rsid="001d3131"/>
    </style:style>
    <style:style style:name="P34" style:family="paragraph" style:parent-style-name="Footnote">
      <style:paragraph-properties fo:margin-left="0in" fo:margin-right="0in" fo:text-indent="0in" style:auto-text-indent="false"/>
      <style:text-properties officeooo:rsid="001d3131" officeooo:paragraph-rsid="001d3131"/>
    </style:style>
    <style:style style:name="P35" style:family="paragraph" style:parent-style-name="Footnote">
      <style:text-properties officeooo:rsid="001eaf8c" officeooo:paragraph-rsid="001eaf8c"/>
    </style:style>
    <style:style style:name="P36" style:family="paragraph" style:parent-style-name="Footnote">
      <style:text-properties officeooo:rsid="00208f55" officeooo:paragraph-rsid="00208f55"/>
    </style:style>
    <style:style style:name="P37" style:family="paragraph" style:parent-style-name="Footnote">
      <style:text-properties officeooo:rsid="0020e88b" officeooo:paragraph-rsid="0020e88b"/>
    </style:style>
    <style:style style:name="P38" style:family="paragraph" style:parent-style-name="Footnote">
      <style:paragraph-properties fo:margin-left="0in" fo:margin-right="0in" fo:text-indent="0in" style:auto-text-indent="false"/>
      <style:text-properties officeooo:rsid="0020e88b" officeooo:paragraph-rsid="0020e88b"/>
    </style:style>
    <style:style style:name="P39" style:family="paragraph" style:parent-style-name="Contents_20_1">
      <style:paragraph-properties fo:text-align="center" style:justify-single-word="false" style:writing-mode="rl-tb"/>
      <style:text-properties fo:font-size="11pt" style:text-underline-style="none" fo:font-weight="bold" officeooo:rsid="00138288" officeooo:paragraph-rsid="00138288" style:font-size-asian="11pt" style:font-weight-asian="bold" style:font-name-complex="Mekorot-Vilna" style:font-size-complex="13pt" style:language-complex="he" style:country-complex="IL" style:font-weight-complex="bold"/>
    </style:style>
    <style:style style:name="P40" style:family="paragraph" style:parent-style-name="Heading_20_1">
      <style:paragraph-properties fo:text-align="center" style:justify-single-word="false"/>
      <style:text-properties fo:font-size="11pt" style:font-size-asian="11pt" style:font-size-complex="13pt" style:language-complex="he" style:country-complex="IL"/>
    </style:style>
    <style:style style:name="P41" style:family="paragraph" style:parent-style-name="Heading_20_1">
      <style:paragraph-properties fo:text-align="center" style:justify-single-word="false"/>
      <style:text-properties fo:font-size="11pt" style:text-underline-style="solid" style:text-underline-width="auto" style:text-underline-color="font-color" fo:font-weight="normal" style:font-size-asian="11pt" style:font-weight-asian="normal" style:font-name-complex="Mekorot-Vilna" style:font-size-complex="13pt" style:language-complex="he" style:country-complex="IL" style:font-weight-complex="normal"/>
    </style:style>
    <style:style style:name="P42" style:family="paragraph" style:parent-style-name="Standard">
      <style:paragraph-properties fo:text-align="end" style:justify-single-word="false" style:writing-mode="rl-tb"/>
      <style:text-properties fo:font-size="11pt" fo:font-weight="bold" officeooo:paragraph-rsid="00098442" style:font-size-asian="11pt" style:font-weight-asian="bold" style:font-name-complex="Mekorot-Vilna" style:font-size-complex="13pt" style:language-complex="he" style:country-complex="IL" style:font-weight-complex="bold"/>
    </style:style>
    <style:style style:name="P43" style:family="paragraph" style:parent-style-name="Standard">
      <style:paragraph-properties fo:text-align="end" style:justify-single-word="false" style:writing-mode="rl-tb"/>
      <style:text-properties fo:font-size="11pt" fo:font-weight="bold" officeooo:paragraph-rsid="000cadab" style:font-size-asian="11pt" style:font-weight-asian="bold" style:font-name-complex="Mekorot-Vilna" style:font-size-complex="13pt" style:language-complex="he" style:country-complex="IL" style:font-weight-complex="bold"/>
    </style:style>
    <style:style style:name="P44" style:family="paragraph" style:parent-style-name="Standard">
      <style:paragraph-properties fo:text-align="end" style:justify-single-word="false" style:writing-mode="rl-tb"/>
      <style:text-properties fo:font-size="11pt" fo:font-weight="bold" officeooo:paragraph-rsid="00138288" style:font-size-asian="11pt" style:font-weight-asian="bold" style:font-name-complex="Mekorot-Vilna" style:font-size-complex="13pt" style:language-complex="he" style:country-complex="IL" style:font-weight-complex="bold"/>
    </style:style>
    <style:style style:name="P45" style:family="paragraph" style:parent-style-name="Standard">
      <style:paragraph-properties fo:text-align="end" style:justify-single-word="false" style:writing-mode="rl-tb"/>
      <style:text-properties fo:font-size="11pt" fo:font-weight="bold" officeooo:paragraph-rsid="0020e88b" style:font-size-asian="11pt" style:font-weight-asian="bold" style:font-name-complex="Mekorot-Vilna" style:font-size-complex="13pt" style:language-complex="he" style:country-complex="IL" style:font-weight-complex="bold"/>
    </style:style>
    <style:style style:name="P46" style:family="paragraph" style:parent-style-name="Standard">
      <style:paragraph-properties fo:text-align="center" style:justify-single-word="false" style:writing-mode="rl-tb"/>
      <style:text-properties fo:font-size="11pt" fo:font-weight="bold" officeooo:paragraph-rsid="00098442" style:font-size-asian="11pt" style:font-weight-asian="bold" style:font-name-complex="Mekorot-Vilna" style:font-size-complex="13pt" style:language-complex="he" style:country-complex="IL" style:font-weight-complex="bold"/>
    </style:style>
    <style:style style:name="P47" style:family="paragraph" style:parent-style-name="Standard">
      <style:paragraph-properties fo:text-align="center" style:justify-single-word="false" style:writing-mode="rl-tb"/>
      <style:text-properties fo:font-size="11pt" fo:font-weight="bold" officeooo:rsid="00183951" officeooo:paragraph-rsid="00183951" style:font-size-asian="11pt" style:font-weight-asian="bold" style:font-name-complex="Mekorot-Vilna" style:font-size-complex="13pt" style:language-complex="he" style:country-complex="IL" style:font-weight-complex="bold"/>
    </style:style>
    <style:style style:name="P48" style:family="paragraph" style:parent-style-name="Standard">
      <style:paragraph-properties fo:text-align="center" style:justify-single-word="false" style:writing-mode="rl-tb"/>
      <style:text-properties fo:font-size="11pt" fo:font-weight="bold" officeooo:rsid="00197a89" officeooo:paragraph-rsid="00197a89" style:font-size-asian="11pt" style:font-weight-asian="bold" style:font-name-complex="Mekorot-Vilna" style:font-size-complex="13pt" style:language-complex="he" style:country-complex="IL" style:font-weight-complex="bold"/>
    </style:style>
    <style:style style:name="P49" style:family="paragraph" style:parent-style-name="Standard">
      <style:paragraph-properties fo:text-align="end" style:justify-single-word="false" style:writing-mode="rl-tb"/>
      <style:text-properties fo:font-size="11pt" fo:font-weight="bold" officeooo:rsid="00197a89" officeooo:paragraph-rsid="00197a89" style:font-size-asian="11pt" style:font-weight-asian="bold" style:font-name-complex="Mekorot-Vilna" style:font-size-complex="13pt" style:language-complex="he" style:country-complex="IL" style:font-weight-complex="bold"/>
    </style:style>
    <style:style style:name="P50" style:family="paragraph" style:parent-style-name="Standard">
      <style:paragraph-properties fo:text-align="center" style:justify-single-word="false" style:writing-mode="rl-tb"/>
      <style:text-properties fo:font-size="11pt" fo:font-weight="bold" officeooo:rsid="001eaf8c" officeooo:paragraph-rsid="001eaf8c" style:font-size-asian="11pt" style:font-weight-asian="bold" style:font-name-complex="Mekorot-Vilna" style:font-size-complex="13pt" style:language-complex="he" style:country-complex="IL" style:font-weight-complex="bold"/>
    </style:style>
    <style:style style:name="P51" style:family="paragraph" style:parent-style-name="Standard">
      <style:paragraph-properties fo:text-align="center" style:justify-single-word="false" style:writing-mode="rl-tb"/>
      <style:text-properties fo:font-size="11pt" fo:font-weight="bold" officeooo:rsid="0020e88b" officeooo:paragraph-rsid="0020e88b" style:font-size-asian="11pt" style:font-weight-asian="bold" style:font-name-complex="Mekorot-Vilna" style:font-size-complex="13pt" style:language-complex="he" style:country-complex="IL" style:font-weight-complex="bold"/>
    </style:style>
    <style:style style:name="P52" style:family="paragraph" style:parent-style-name="Standard">
      <style:paragraph-properties fo:text-align="center" style:justify-single-word="false" style:writing-mode="rl-tb"/>
      <style:text-properties fo:font-size="11pt" fo:font-weight="normal" officeooo:paragraph-rsid="00098442" style:font-size-asian="11pt" style:font-weight-asian="normal" style:font-name-complex="Mekorot-Vilna" style:font-size-complex="13pt" style:language-complex="he" style:country-complex="IL" style:font-weight-complex="normal"/>
    </style:style>
    <style:style style:name="P53" style:family="paragraph" style:parent-style-name="Standard">
      <style:paragraph-properties fo:text-align="center" style:justify-single-word="false" style:writing-mode="rl-tb"/>
      <style:text-properties fo:font-size="11pt" fo:font-weight="normal" officeooo:rsid="00183951" officeooo:paragraph-rsid="00183951" style:font-size-asian="11pt" style:font-weight-asian="normal" style:font-name-complex="Mekorot-Vilna" style:font-size-complex="13pt" style:language-complex="he" style:country-complex="IL" style:font-weight-complex="normal"/>
    </style:style>
    <style:style style:name="P54" style:family="paragraph" style:parent-style-name="Standard">
      <style:paragraph-properties fo:text-align="center" style:justify-single-word="false" style:writing-mode="rl-tb"/>
      <style:text-properties fo:font-size="11pt" fo:font-weight="normal" officeooo:rsid="00208f55" officeooo:paragraph-rsid="00208f55" style:font-size-asian="11pt" style:font-weight-asian="normal" style:font-name-complex="Mekorot-Vilna" style:font-size-complex="13pt" style:language-complex="he" style:country-complex="IL" style:font-weight-complex="normal"/>
    </style:style>
    <style:style style:name="P55" style:family="paragraph" style:parent-style-name="Standard">
      <style:paragraph-properties fo:text-align="center" style:justify-single-word="false" style:writing-mode="rl-tb"/>
      <style:text-properties fo:font-size="11pt" fo:font-weight="normal" officeooo:rsid="0020e88b" officeooo:paragraph-rsid="0020e88b" style:font-size-asian="11pt" style:font-weight-asian="normal" style:font-name-complex="Mekorot-Vilna" style:font-size-complex="13pt" style:language-complex="he" style:country-complex="IL" style:font-weight-complex="normal"/>
    </style:style>
    <style:style style:name="P56" style:family="paragraph" style:parent-style-name="Standard">
      <style:paragraph-properties fo:text-align="center" style:justify-single-word="false" style:writing-mode="rl-tb"/>
      <style:text-properties fo:font-size="11pt" style:text-underline-style="none" fo:font-weight="normal" officeooo:rsid="00138288" officeooo:paragraph-rsid="00138288" style:font-size-asian="11pt" style:font-weight-asian="normal" style:font-name-complex="Mekorot-Vilna" style:font-size-complex="13pt" style:language-complex="he" style:country-complex="IL" style:font-weight-complex="normal"/>
    </style:style>
    <style:style style:name="P57" style:family="paragraph" style:parent-style-name="Standard">
      <style:paragraph-properties fo:text-align="center" style:justify-single-word="false" style:writing-mode="rl-tb"/>
      <style:text-properties fo:font-size="11pt" style:text-underline-style="none" fo:font-weight="bold" officeooo:rsid="0020e88b" officeooo:paragraph-rsid="0020e88b" style:font-size-asian="11pt" style:font-weight-asian="bold" style:font-name-complex="Mekorot-Vilna" style:font-size-complex="13pt" style:language-complex="he" style:country-complex="IL" style:font-weight-complex="bold"/>
    </style:style>
    <style:style style:name="P58" style:family="paragraph" style:parent-style-name="Standard">
      <style:paragraph-properties fo:text-align="center" style:justify-single-word="false" style:writing-mode="rl-tb"/>
      <style:text-properties fo:font-size="11pt" style:text-underline-style="solid" style:text-underline-width="auto" style:text-underline-color="font-color" fo:font-weight="normal" officeooo:rsid="0020e88b" officeooo:paragraph-rsid="0020e88b" style:font-size-asian="11pt" style:font-weight-asian="normal" style:font-name-complex="Mekorot-Vilna" style:font-size-complex="13pt" style:language-complex="he" style:country-complex="IL" style:font-weight-complex="normal"/>
    </style:style>
    <style:style style:name="T1" style:family="text">
      <style:text-properties style:text-underline-style="solid" style:text-underline-width="auto" style:text-underline-color="font-color" fo:font-weight="normal" style:font-weight-asian="normal" style:font-name-complex="Mekorot-Vilna" style:font-weight-complex="normal"/>
    </style:style>
    <style:style style:name="T2" style:family="text">
      <style:text-properties style:text-underline-style="solid" style:text-underline-width="auto" style:text-underline-color="font-color" fo:font-weight="normal" officeooo:rsid="00098442" style:font-weight-asian="normal" style:font-name-complex="Mekorot-Vilna" style:font-weight-complex="normal"/>
    </style:style>
    <style:style style:name="T3" style:family="text">
      <style:text-properties fo:font-weight="normal" style:font-weight-asian="normal" style:font-weight-complex="normal"/>
    </style:style>
    <style:style style:name="T4" style:family="text">
      <style:text-properties officeooo:rsid="00098442"/>
    </style:style>
    <style:style style:name="T5" style:family="text">
      <style:text-properties officeooo:rsid="0018957c"/>
    </style:style>
    <style:style style:name="T6" style:family="text">
      <style:text-properties officeooo:rsid="00107fb5"/>
    </style:style>
    <style:style style:name="T7" style:family="text">
      <style:text-properties officeooo:rsid="0012295f"/>
    </style:style>
    <style:style style:name="T8" style:family="text">
      <style:text-properties officeooo:rsid="001ae8ed"/>
    </style:style>
    <style:style style:name="T9" style:family="text">
      <style:text-properties officeooo:rsid="001d1586"/>
    </style:style>
    <style:style style:name="T10" style:family="text">
      <style:text-properties officeooo:rsid="001eaf8c"/>
    </style:style>
    <style:style style:name="T11" style:family="text">
      <style:text-properties officeooo:rsid="0020e8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2">פ</text:span><text:span text:style-name="T1">רק ראשון</text:span><text:span text:style-name="T1"><text:note text:id="ftn1" text:note-class="footnote"><text:note-citation>1</text:note-citation><text:note-body><text:p text:style-name="P27">פרק ראשון</text:p></text:note-body></text:note></text:span></text:p>
      <text:p text:style-name="P39"><text:span text:style-name="T3">א</text:span><text:note text:id="ftn2" text:note-class="footnote"><text:note-citation>2</text:note-citation><text:note-body><text:p text:style-name="P7">משנה א</text:p></text:note-body></text:note></text:p>
      <text:p text:style-name="P42"><text:tab/><text:note text:id="ftn3" text:note-class="footnote"><text:note-citation>3</text:note-citation><text:note-body><text:p text:style-name="P11">הקדים ר<text:span text:style-name="T5">בי</text:span> שמשנה ראשונה אומר שגוי בכמה אופנים פוטר בכורה של בהמה שקונה.</text:p></text:note-body></text:note>הַלּוֹקֵחַ עֻבַּר חֲמוֹרוֹ<text:note text:id="ftn4" text:note-class="footnote"><text:note-citation>4</text:note-citation><text:note-body><text:p text:style-name="P11">מתחילים בבכור בהמה טמאה. אולי הוא מפני שהוא חידוש, וחביב, או מפני שמילוי קצרים, רוצים ללומדו ראשון.</text:p></text:note-body></text:note> שֶׁל נָכְרִי, וְהַמּוֹכֵר לוֹ אַף עַל פִּי שֶׁאֵינוֹ רַשַּׁאי<text:note text:id="ftn5" text:note-class="footnote"><text:note-citation>5</text:note-citation><text:note-body><text:p text:style-name="P11">אמר’ שאינו כל כך פשוט מהו איסור זה, יש איסור להפקיע מבכירות, ויש גם כן איסור של מכירה לגוי מחמת איסורי שבת. רע"ב כ’ שהוא מפני שמלאכה נעשה בשבת. לשונו סתום, שיכול גוי לעשות מלאכה בבהמתו בשבת. גמרא מסיק שגמרא גוזר לציורים שאינו של גוי (כמו אם רק משכירו) או כעין זה.</text:p></text:note-body></text:note><text:note text:id="ftn6" text:note-class="footnote"><text:note-citation>6</text:note-citation><text:note-body><text:p text:style-name="P12">לכאורה, ההוה אמינא הוא שכיון שהוא אסור, יש לקנוס אותו.</text:p></text:note-body></text:note> וְהַמִּשְׁתַּתֵּף לוֹ<text:note text:id="ftn7" text:note-class="footnote"><text:note-citation>7</text:note-citation><text:note-body><text:p text:style-name="P12">אין שטוף כל שהוא מהני לזה. מחלקת הוא בגמרא, אבל גמרא אומר שהוא שצריך שגוי יקנה מה שאם נחתך אותו חלק, נעשה בעל מום. יש אומרים שצריך יותר, שצריך שיעשה טריפה או כדומה.</text:p></text:note-body></text:note>, וְהַמְקַבֵּל מִמֶּנּוּ<text:note text:id="ftn8" text:note-class="footnote"><text:note-citation>8</text:note-citation><text:note-body><text:p text:style-name="P12">רצה לומר, ישראל מקבל מגוי.</text:p></text:note-body></text:note>, וְהַנּוֹתֵן לוֹ בְקַבָּלָה, פָּטוּר מִן הַבְּכוֹרָה, שֶׁנֶּאֱמַר (במדבר ג), בְּיִשְׂרָאֵל<text:note text:id="ftn9" text:note-class="footnote"><text:note-citation>9</text:note-citation><text:note-body><text:p text:style-name="P12">שם, אומר "כל" שמלמד שצריך להיות כולו לישראל. ויש עוד דרשות על זה בגמרא.</text:p></text:note-body></text:note>, אֲבָל לֹא בַאֲחֵרִים. כֹּהֲנִים וּלְוִיִּם פְּטוּרִין מִקַּל וָחֹמֶר, אִם פָּטְרוּ שֶׁל יִשְׂרָאֵל בַּמִּדְבָּר, דִּין הוּא שֶׁיִּפְטְרוּ שֶׁל עַצְמָן<text:note text:id="ftn10" text:note-class="footnote"><text:note-citation>10</text:note-citation><text:note-body><text:p text:style-name="P12">זה חידוש, שרק במדבר פטרו, אבל צריך להיות שמה שראינו שפעם אחד יוכלו לפטור די להוכיח כן.</text:p></text:note-body></text:note><text:note text:id="ftn11" text:note-class="footnote"><text:note-citation>11</text:note-citation><text:note-body><text:p text:style-name="P13">יש להעיר שפטרו פדיון הבן. י"א שהיה פדיון בהמה טמאה באותו פדיון גם כן. גם י"ל שהוקשו בכור בהמה לבכור אדם. </text:p></text:note-body></text:note>: </text:p>
      <text:p text:style-name="P46"><text:span text:style-name="T3">ב</text:span><text:note text:id="ftn12" text:note-class="footnote"><text:note-citation>12</text:note-citation><text:note-body><text:p text:style-name="P2">משנה ב</text:p></text:note-body></text:note></text:p>
      <text:p text:style-name="P43"><text:tab/>פָּרָה שֶׁיָּלְדָה כְּמִין חֲמוֹר, וַחֲמוֹר שֶׁיָּלְדָה כְּמִין סוּס<text:note text:id="ftn13" text:note-class="footnote"><text:note-citation>13</text:note-citation><text:note-body><text:p text:style-name="P14">פרה יש לו דין בכור, אבל הוא בכור בהמה טמאה. דינו חלוק בדין בכור בהמה טמאה. אז, הוה אמינא שרק כאן, שיש חילוק בדיני בכורות, פטור, אבל אולי בכמור שילדה כמין סוס, שאין לסוס דיני בכור יחייב. גם אומר גמרא שחמור יותר דומה לסוס במראתו מלפרה.</text:p></text:note-body></text:note>, פָּטוּר מִן הַבְּכוֹרָה, שֶׁנֶּאֱמַר פֶּטֶר חֲמוֹר פֶּטֶר חֲמוֹר, שְׁנֵי פְעָמִים, עַד שֶׁיְּהֵא הַיּוֹלֵד חֲמוֹר וְהַנּוֹלָד חֲמוֹר. וּמָה הֵם בַּאֲכִילָה<text:note text:id="ftn14" text:note-class="footnote"><text:note-citation>14</text:note-citation><text:note-body><text:p text:style-name="P14">היה הוה אמינא לומר שכמו שאין לו דין פרה לענין בכור, כך אין לו דין פרה לאכילה.</text:p></text:note-body></text:note> בְּהֵמָה טְהוֹרָה שֶׁיָּלְדָה כְּמִין בְּהֵמָה טְמֵאָה, מֻתָּר בַּאֲכִילָה. וּטְמֵאָה שֶׁיָּלְדָה כְּמִין בְּהֵמָה טְהוֹרָה, אָסוּר בַּאֲכִילָה, שֶׁהַיּוֹצֵא מֵהַטָּמֵא<text:note text:id="ftn15" text:note-class="footnote"><text:note-citation>15</text:note-citation><text:note-body><text:p text:style-name="P15">גמרא מקשה למה מוסיף כלל זה, ומבאר שהוא כדי שלא יטעו בגירסת משנה.</text:p></text:note-body></text:note>, טָמֵא. וְהַיּוֹצֵא מִן הַטָּהוֹר, טָהוֹר.<text:note text:id="ftn16" text:note-class="footnote"><text:note-citation>16</text:note-citation><text:note-body><text:p text:style-name="P15">כלל זה אינו רק בחמור היוצא מפר או כדומה, אלא הוא בעוד דינים, כמו מה שחלב בהמה טהורה טהורה. זה באמת דין אחר, אבל גמרא מייחסם.</text:p></text:note-body></text:note><text:note text:id="ftn17" text:note-class="footnote"><text:note-citation>17</text:note-citation><text:note-body><text:p text:style-name="P15">יש יוצאים מן הכלל. דב<text:span text:style-name="T6">ש</text:span> מותר באכילה, אף שיוצא מדבר טמא. גמרא מתיר מחמת סברה, שאינו יוצא כל כך (שאינו גידול, כמו שכ’ משנה בדגים, ורק אוכל ונעשה דבש), ומקרא. דנים פוסקים בשיילא"ק, שהוא דבר הבא מבייט"ל, והוא דומה לדבש, ונעשה כדי לעשות שדברים יהיו שיינ"י. רב משה התירו, אבל יש פוסקים שהחמירו. דנים אם סברה שייך בו ואם קרא קאי אף עליו. יש הכשרים שלא נותנים הכשרם לזה. יש שכ’ שאם נתיר רק דבר, נתיר רק מין של דבורה מיוחדת, שאולי רק אותו דבורה התיר. אין שום מי שאומר כן, ומזה מוכיח ר"מ להתיר של"ק (שהוא מין דבש).</text:p></text:note-body></text:note> דָּג טָמֵא שֶׁבָּלַע דָּג טָהוֹר, מֻתָּר בַּאֲכִילָה. וְטָהוֹר שֶׁבָּלַע דָּג טָמֵא, אָסוּר בַּאֲכִילָה, לְפִי שֶׁאֵינוֹ גִדּוּלָיו: </text:p>
      <text:p text:style-name="P46"><text:span text:style-name="T3">ג</text:span>.<text:note text:id="ftn18" text:note-class="footnote"><text:note-citation>18</text:note-citation><text:note-body><text:p text:style-name="P3">משנה ג</text:p></text:note-body></text:note></text:p>
      <text:p text:style-name="P42"><text:tab/>חֲמוֹר שֶׁלֹּא בִכְּרָה, וְיָלְדָה שְׁנֵי זְכָרִים<text:note text:id="ftn19" text:note-class="footnote"><text:note-citation>19</text:note-citation><text:note-body><text:p text:style-name="P16">לאחר כן, נדון מה אם הלידה היה באותו זמן (אם אפשר לצמצם), אבל כאן היה זה אחר זה, אבל לא ידוע איזה היה קודם.</text:p></text:note-body></text:note>, נוֹתֵן טָלֶה אֶחָד לַכֹּהֵן. זָכָר וּנְקֵבָה, מַפְרִישׁ טָלֶה אֶחָד לְעַצְמוֹ<text:note text:id="ftn20" text:note-class="footnote"><text:note-citation>20</text:note-citation><text:note-body><text:p text:style-name="P16">צריך להפריש אחד כדי לחלל קדושת פטר רחם. אין צריך ליתן אותו לכהן כיון שהמוציא מחברו עליו הראיה.</text:p></text:note-body></text:note>. שְׁתֵּי חֲמוֹרִים שֶׁלֹּא בִכְּרוּ, וְיָלְדוּ שְׁנֵי זְכָרִים, נוֹתֵן שְׁנֵי טְלָיִים לַכֹּהֵן. זָכָר וּנְקֵבָה, אוֹ שְׁנֵי זְכָרִים וּנְקֵבָה, נוֹתֵן טָלֶה אֶחָד לַכֹּהֵן. שְׁתֵּי נְקֵבוֹת וְזָכָר אוֹ שְׁנֵי זְכָרִים וּשְׁתֵּי נְקֵבוֹת, אֵין כָּאן לַכֹּהֵן כְּלוּם<text:note text:id="ftn21" text:note-class="footnote"><text:note-citation>21</text:note-citation><text:note-body><text:p text:style-name="P16">כ’ רע"ב בשם רבותיו שההלכה שווה למש"א לעיל שמפריש לעצמו (שהוא ספק חיוב זה), ואז צריך להפריש שני טלאים (ואולי יכול להיות אותו טלה). רמב"ם חולק (ויש דוחים שלא רצה לומר כן), שכיון שיש כמה צדדים כאן, אין צריכים להפריש כלל. קשה, שלכאורה, אין יותר צדדים שיעשו שהוא פטור לגמרא, שהצדדים לחייבו שוה. דנו בזה.</text:p></text:note-body></text:note>. </text:p>
      <text:p text:style-name="P46"><text:span text:style-name="T3">ד</text:span><text:note text:id="ftn22" text:note-class="footnote"><text:note-citation>22</text:note-citation><text:note-body><text:p text:style-name="P4">משנה ד</text:p></text:note-body></text:note></text:p>
      <text:p text:style-name="P42"><text:tab/>אַחַת בִּכְּרָה וְאַחַת שֶׁלֹּא בִכְּרָה וְיָלְדוּ שְׁנֵי זְכָרִים, נוֹתֵן טָלֶה אֶחָד לַכֹּהֵן. זָכָר וּנְקֵבָה, מַפְרִישׁ טָלֶה אֶחָד לְעַצְמוֹ.<text:note text:id="ftn23" text:note-class="footnote"><text:note-citation>23</text:note-citation><text:note-body><text:p text:style-name="P17">חלקו ר"י ור"ש אם פטר חמור בלי פדיון שה אסור בהנאה או מותר (אלא שחייב לערפו). גמרא מבאר שמשניות שאומרים שמפריש שה לעצמו הוא רק כר"י (כדי להסיר קדושה ואיסור של פט"ח). מק’ תוס’ שאף לר"ש נצטרך עריפה כדי לגרום שלא יחייב לערפו. ת’ שכיון שא"צ ליתן לכהן את השה, אינו חייב בעריפה. לכאורה, כוונתו למר (ודנו (ע’ ר"ש בשערי יושר) מהו הפשט בזה) שתלוי מצות עפירה במצות נתינה לכהן. המקור לומר כן צריך ביאור. מתוס’ נמצא שמה שא"צ ליתן לכהן הוא דין ודאי (שאל"ה, נאמר שמספק צריך לקיים מצות עריפה. זה שייך לסוגית תקפו כהן. יש (רי”ט אלגאזי) שאומר שעל מצות עריפה אומרים המוציא מחבירו עליו הראיה. מחודש לומר כן, אבל מחדש שעיקר הדין הוא שצריך להפסיד חמורו, וצריכים להוציאו ממנו. על פי זה, מת’ ק’ תוס’.).</text:p></text:note-body></text:note><text:note text:id="ftn24" text:note-class="footnote"><text:note-citation>24</text:note-citation><text:note-body><text:p text:style-name="P18">משמע מדין זה שמה שמסיר קדושת חמור הוא ההפרשה ולא הנתינה לכהן. בעז"ה, לקמן נדון בזה.</text:p></text:note-body></text:note> שֶׁנֶּאֱמַר (שמות לד), וּפֶטֶר חֲמוֹר תִּפְדֶּה בְשֶׂה, מִן הַכְּבָשִׂים וּמִן הָעִזִּים<text:note text:id="ftn25" text:note-class="footnote"><text:note-citation>25</text:note-citation><text:note-body><text:p text:style-name="P18">זה כבר מבואר בקרא.</text:p></text:note-body></text:note>. זָכָר וּנְקֵבָה, גָּדוֹל וְקָטָן, תָּמִים וּבַעַל מוּם. וּפוֹדֶה בוֹ פְּעָמִים<text:note text:id="ftn26" text:note-class="footnote"><text:note-citation>26</text:note-citation><text:note-body><text:p text:style-name="P18">רש"י מבאר שאם כהן חוזרו לו, יכול לפדות עוד חמור בו. יש הוה אמינא לומר שכבר בא קדושת חמור לו, ואי אפשר לסבול עוד קדושה. תוס’ כ’ שישראל שלא נתחייב ליתן שה לכהן (במצב ספק) פודה בו פעמים הרבה כיון שעדיין שלו הוא. יש שמדייקים מרש"י (שלא כ’ כתוס’, אף שעליו משמע ממשנה שקאי (ועוד שעליו קאי סיפא (אבל לא סיפא דסיפא) של משנה זה)) שלא סובר שיכול לעשות כמה שאומר תוס’. לכאורה, יסבור שיש דבר שחל עליו שגורם שלא יכול לחול עליו קדושה שניה, ואותו דבר נתבטל כשניתן לכהן.</text:p><text:p text:style-name="P18"><text:tab/>אין זה דומה למחלקת ר"א ורבנן (ה) ששם חולקים במה עושה פדיון והיתר חמור, אבל כאן, חולקים אם נתינת לכהן עושה היתר שה.</text:p></text:note-body></text:note> הַרְבֵּה. נִכְנָס לַדִּיר לְהִתְעַשֵּׂר<text:note text:id="ftn27" text:note-class="footnote"><text:note-citation>27</text:note-citation><text:note-body><text:p text:style-name="P19">זה, לכאורה, קאי על שה של ספק, שאם לא כן, נעשה ממון שבט, וצריך ליתן אותו לכהן. גם אי אפשר לאוקמו בשקנה מכהן, שהרי לקוח הוא. צריך לומר שקאי על מש"א לעיל (ומחדש שכיון שנשאר בידו, אינו נחשב ספק אם הוא שלו לפוטרו מבכור, אלא הממע"ה עושה שהוא שלו בוודאי.</text:p></text:note-body></text:note>. וְאִם מֵת, נֶהֱנִים בּוֹ.<text:note text:id="ftn28" text:note-class="footnote"><text:note-citation>28</text:note-citation><text:note-body><text:p text:style-name="P19">לכאורה, זה קאי על זה שצריך ליתן לכהן, ואומר שאף לאחר מיתו, כהן נהנה בו, וצריך בעל ליתן אותו לכהן. יש פשט אחר במשנה, אבל כו"ע מודו שזה הדין. ההו"א הוא שכיון שמת, א"צ ליתן לכהן, או שכיון שלא נתנו לכהן, יש איסור הנאה של בכור עליו.</text:p></text:note-body></text:note></text:p>
      <text:p text:style-name="P46"><text:soft-page-break/><text:span text:style-name="T3">ה</text:span><text:note text:id="ftn29" text:note-class="footnote"><text:note-citation>29</text:note-citation><text:note-body><text:p text:style-name="P5">משנה ה</text:p></text:note-body></text:note></text:p>
      <text:p text:style-name="P42"><text:tab/>אֵין פּוֹדִים לֹא בָעֵגֶל, וְלֹא בַחַיָּה, וְלֹא בַשְּׁחוּטָה, וְלֹא בַטְּרֵפָה, וְלֹא בַכִּלְאַי<text:span text:style-name="T4">ם</text:span><text:span text:style-name="T4"><text:note text:id="ftn30" text:note-class="footnote"><text:note-citation>30</text:note-citation><text:note-body><text:p text:style-name="P20">טריפה וכלאים הם שה, ונתמעטו מקרא כיון שפסולים לקרבן. אעפ"כ, מרבים בע"מ מדרשה.</text:p></text:note-body></text:note></text:span><text:span text:style-name="T4">.</text:span> וְלֹא בַכּוֹי<text:note text:id="ftn31" text:note-class="footnote"><text:note-citation>31</text:note-citation><text:note-body><text:p text:style-name="P20">רבי אמר בזה חולם, ולא חיריק. <text:span text:style-name="T7">רש"ש שליטא אמר שהוא מסופק. שוב מצאתי שאותו משניות שממנו קרא רבי אמר חולם, ואז אולי אין ללמוד מכאן.</text:span></text:p></text:note-body></text:note><text:note text:id="ftn32" text:note-class="footnote"><text:note-citation>32</text:note-citation><text:note-body><text:p text:style-name="P21">חולקים בחולין אם כוי הוא בריה בפני עצמה,ולא הכריעו אם הוא בהמה (שה) או לא. אז, לא פודה בו כיון שספק הוא. יש אומרים שהוא כלאים של צבי ותייש. אז, לא פדוה בו לת"ק כיון שהוא כלאים. ר"א פוסל כיון שספק אם חוששים לזרע אב (שהוא צבי) לעשות שאינו שה.</text:p></text:note-body></text:note>. רַבִּי אֶלְעָזָר מַתִּיר בַּכִּלְאַיִם מִפְּנֵי שֶׁהוּא שֶׂה, וְאוֹסֵר בַּכּוֹי מִפְּנֵי שֶׁהוּא סָפֵק נְתָנוֹ לַכֹּהֵן<text:note text:id="ftn33" text:note-class="footnote"><text:note-citation>33</text:note-citation><text:note-body><text:p text:style-name="P21">נתן את החמור לכהן.</text:p></text:note-body></text:note>, אֵין הַכֹּהֵן רַשַּׁאי לְקַיְּמוֹ<text:note text:id="ftn34" text:note-class="footnote"><text:note-citation>34</text:note-citation><text:note-body><text:p text:style-name="P21">לכאורה, ההו"א הוא שיפטור כמו שפטור על חמור שלו. גמרא אומר שיש עוד חידוש כאן שכשנותן לכהן, צריך לשמור שכהן יפריש שה (שכהנים חשודים כיון שפטור על פט"ח). יש ראשונים שכ’ שלכן לכתחילה לא יתן לכהן.</text:p></text:note-body></text:note> עַד שֶׁיַּפְרִישׁ שֶׂה תַחְתָּיו: </text:p>
      <text:p text:style-name="P52">ו<text:note text:id="ftn35" text:note-class="footnote"><text:note-citation>35</text:note-citation><text:note-body><text:p text:style-name="P6">משנה ו</text:p></text:note-body></text:note></text:p>
      <text:p text:style-name="P42"><text:tab/>הַמַּפְרִישׁ פִּדְיוֹן פֶּטֶר חֲמוֹר וּמֵת<text:note text:id="ftn36" text:note-class="footnote"><text:note-citation>36</text:note-citation><text:note-body><text:p text:style-name="P21">מת השה.</text:p></text:note-body></text:note>, רַבִּי אֱלִיעֶזֶר אוֹמֵר, חַיָּבִין בְּאַחֲרָיוּתוֹ<text:note text:id="ftn37" text:note-class="footnote"><text:note-citation>37</text:note-citation><text:note-body><text:p text:style-name="P23">ר"א מודה שבספק יכול להפריש רק אחד. צריך ביאור איך, שלא חל פדיון עד שנותן. חמדת שלמה כ’ ש"עשו שאינו זוכה כזוכה" מדרבנן (כן סובר ר”א בכ”מ).מוזר שלא יבאר כן גמרא. שם, השיב נתיבות עליו. רי"ט אלגאזי כ’ שנתינה עושה חלק מן החלות רק כשצריך ליתן לכהן. גם יש להעיר שיש אומרים שאף לר"א שניהם עושים אותו פדיון, ולא רק נתינה לכהן.</text:p></text:note-body></text:note>, כַּחֲמֵשׁ סְלָעִים שֶׁל בֵּן.<text:note text:id="ftn38" text:note-class="footnote"><text:note-citation>38</text:note-citation><text:note-body><text:p text:style-name="P21">נלמד מפדיון הבן שפדיון חל כשנותן לכהן.</text:p></text:note-body></text:note> וַחֲכָמִים אוֹמְרִים<text:note text:id="ftn39" text:note-class="footnote"><text:note-citation>39</text:note-citation><text:note-body><text:p text:style-name="P21">אף שיש דברים הנל’ מפדיון הבן לכאן, יש קרא שלומד זה מפדיון מעשר שחל כיון שפודה, ולא כשעושה כחיובו באותו ממון.</text:p></text:note-body></text:note>, אֵין חַיָּבִין בְּאַחֲרָיוּתוֹ, כְּפִדְיוֹן מַעֲשֵׂר שֵׁנִי. הֵעִיד רַבִּי יְהוֹשֻׁעַ וְרַבִּי צָדוֹק עַל פִּדְיוֹן פֶּטֶר חֲמוֹר שֶׁמֵּת, שֶׁאֵין כָּאן לַכֹּהֵן כְּלוּם. מֵת פֶּטֶר חֲמוֹר, רַבִּי אֱלִיעֶזֶר אוֹמֵר, יִקָּבֵר, וּמֻתָּר בַּהֲנָאָתוֹ שֶׁל טָלֶה. וַחֲכָמִים אוֹמְרִים, אֵינוֹ צָרִיךְ לְהִקָּבֵר, וְהַטָּלֶה לַכֹּהֵ<text:note text:id="ftn40" text:note-class="footnote"><text:note-citation>40</text:note-citation><text:note-body><text:p text:style-name="P21">הולכים לשיטתם בזה, שחולקים אם חל הפדיון.</text:p></text:note-body></text:note>: </text:p>
      <text:p text:style-name="P46"><text:span text:style-name="T3">ז</text:span><text:note text:id="ftn41" text:note-class="footnote"><text:note-citation>41</text:note-citation><text:note-body><text:p text:style-name="P6">משנה ז</text:p></text:note-body></text:note></text:p>
      <text:p text:style-name="P44"><text:tab/>לֹא רָצָה לִפְדּוֹתוֹ, עוֹרְפוֹ בְקוֹפִיץ מֵאַחֲרָיו וְקוֹבְרוֹ. מִצְוַת פְּדִיָּה קוֹדֶמֶת לְמִצְוַת עֲרִיפָה<text:note text:id="ftn42" text:note-class="footnote"><text:note-citation>42</text:note-citation><text:note-body><text:p text:style-name="P24">משמע שהם שני מצות (וכן מונה אותם הרמב"ם), אלא שאחד קודם לחביאו. ראב"ד כ’ שעריפה חטא הוא,ש מפסיק ממון כהן.</text:p></text:note-body></text:note>, שֶׁנֶּאֱמַר (שמות יג), וְאִם לֹא תִפְדֶּה וַעֲרַפְתּוֹ. מִצְוַת יְעִידָה<text:note text:id="ftn43" text:note-class="footnote"><text:note-citation>43</text:note-citation><text:note-body><text:p text:style-name="P25">מצות יעידה כולל של אב ושל בן. חולקים איזה קודם.</text:p></text:note-body></text:note> קוֹדֶמֶת לְמִצְוַת פְּדִיָּה<text:note text:id="ftn44" text:note-class="footnote"><text:note-citation>44</text:note-citation><text:note-body><text:p text:style-name="P25">משמע שהוא מצוה לו. ק"ק, שנפדית בע"כ. אולי אומר שלא יעכב, ויקבל ברצון. יש ראשונים שאומרים שאין זה מצוה (אבל לא מביא ראיה מעריפה, ואז משמע כרמב"ם).</text:p></text:note-body></text:note>, שֶׁנֶּאֱמַר (שם כא), אֲשֶׁר לֹא יְעָדָהּ וְהֶפְדָּהּ. מִצְוַת יִבּוּם קוֹדֶמֶת לְמִצְוַת חֲלִיצָה, בָּרִאשׁוֹנָה, שֶׁהָיוּ מִתְכַּוְּנִין לְשֵׁם מִצְוָה. וְעַכְשָׁיו שֶׁאֵין מִתְכַּוְּנִין לְשֵׁם מִצְוָה, אָמְרוּ מִצְוַת חֲלִיצָה קוֹדֶמֶת לְמִצְוַת יִבּוּם<text:note text:id="ftn45" text:note-class="footnote"><text:note-citation>45</text:note-citation><text:note-body><text:p text:style-name="P25">חולקים ראשונים אם זה מדאורייתא או מדרבנן.</text:p></text:note-body></text:note>.<text:note text:id="ftn46" text:note-class="footnote"><text:note-citation>46</text:note-citation><text:note-body><text:p text:style-name="P25">חול’ ש"ע ורמ"א אם הלכה כרבנן או אבא שאול. יש ספרדים שמייבמים.</text:p></text:note-body></text:note> מִצְוַת גְּאֻלָּה<text:note text:id="ftn47" text:note-class="footnote"><text:note-citation>47</text:note-citation><text:note-body><text:p text:style-name="P25">של דבר שנקדש לדמים לבדק הבית.</text:p></text:note-body></text:note> בָּאָדוֹן הוּא קוֹדֵם לְכָל אָדָם<text:note text:id="ftn48" text:note-class="footnote"><text:note-citation>48</text:note-citation><text:note-body><text:p text:style-name="P26"><text:s text:c="2"/>מבארים ראשונים שהוא מפני שמוסיף חומש.</text:p></text:note-body></text:note>, שֶׁנֶּאֱמַר (ויקרא כז), וְאִם לֹא יִגָּאֵל וְנִמְכַּר בְּעֶרְכֶּךְ: </text:p>
      <text:p text:style-name="P41">פרק שני<text:note text:id="ftn49" text:note-class="footnote"><text:note-citation>49</text:note-citation><text:note-body><text:p text:style-name="P27">פרק שני</text:p></text:note-body></text:note></text:p>
      <text:p text:style-name="P56">א<text:note text:id="ftn50" text:note-class="footnote"><text:note-citation>50</text:note-citation><text:note-body><text:p text:style-name="P7">משנה א</text:p></text:note-body></text:note></text:p>
      <text:p text:style-name="P44"><text:tab/>הַלּוֹקֵחַ עֻבַּר פָּרָתוֹ<text:note text:id="ftn51" text:note-class="footnote"><text:note-citation>51</text:note-citation><text:note-body><text:p text:style-name="P22">נקט פרה מפני שרק עליו יש איסור למכור (שיש בו חשש מלאכה בשבת).</text:p></text:note-body></text:note> שֶׁל נָכְרִי, וְהַמּוֹכֵר לוֹ אַף עַל פִּי שֶׁאֵינוֹ רַשַּׁאי<text:note text:id="ftn52" text:note-class="footnote"><text:note-citation>52</text:note-citation><text:note-body><text:p text:style-name="P22">היום (ואף בימי אמוראים), כן עושים (משתתפים).</text:p></text:note-body></text:note>, הַמִּשְׁתַּתֵּף לוֹ, וְהַמְקַבֵּל מִמֶּנּוּ, וְהַנּוֹתֵן לוֹ בְקַבָּלָה, פָּטוּר מִן הַבְּכוֹרָה, שֶׁנֶּאֱמַר (במדבר ג), בְּיִשְׂרָאֵל, אֲבָל לֹא בַאֲחֵרִים. כֹּהֲנִים וּלְוִיִּם חַיָּבִין. לֹא נִפְטְרוּ מִבְּכוֹר בְּהֵמָה טְהוֹרָה, (וְלֹא נִפְטְרוּ) אֶלָּא מִפִּדְיוֹן הַבֵּן וּמִפֶּטֶר חֲמוֹר: </text:p>
      <text:p text:style-name="P53">ב<text:note text:id="ftn53" text:note-class="footnote"><text:note-citation>53</text:note-citation><text:note-body><text:p text:style-name="P8">משנה ב</text:p></text:note-body></text:note></text:p>
      <text:p text:style-name="P44"><text:tab/>כָּל הַקֳּדָשִׁים שֶׁקָּדַם מוּם קָבוּעַ לְהֶקְדֵּשָׁן, וְנִפְדּוּ, חַיָּבִים בַּבְּכוֹרָה וּבַמַּתָּנוֹת, וְיוֹצְאִין לְחֻלִּין לִגָּזֵז וּלְהֵעָבֵד, וּוְלָדָן וַחֲלָבָן מֻתָּר לְאַחַר פִּדְיוֹנָן, וְהַשּׁוֹחֲטָן בַּחוּץ פָּטוּר, וְאֵין עוֹשִׂים תְּמוּרָה, וְאִם מֵתוּ יִפָּדוּ, חוּץ מִן הַבְּכוֹר וּמִן הַמַּעֲשֵׂר: </text:p>
      <text:p text:style-name="P47">ג<text:note text:id="ftn54" text:note-class="footnote"><text:note-citation>54</text:note-citation><text:note-body><text:p text:style-name="P8">משנה ג</text:p></text:note-body></text:note></text:p>
      <text:p text:style-name="P44"><text:tab/>כֹּל שֶׁקָּדַם הֶקְדֵּשָׁן אֶת מוּמָן, אוֹ מוּם עוֹבֵר לְהֶקְדֵּשָׁן, וּלְאַחַר מִכָּאן נוֹלָד לָהֶם מוּם קָבוּעַ (וְנִפְדּוּ), פְּטוּרִין מִן הַבְּכוֹרָה וּמִן הַמַּתָּנוֹת, וְאֵינָן יוֹצְאִין לְחֻלִּין לִגָּזֵז וּלְהֵעָבֵד, וּוְלָדָן וַחֲלָבָן אָסוּר לְאַחַר פִּדְיוֹנָן<text:note text:id="ftn55" text:note-class="footnote"><text:note-citation>55</text:note-citation><text:note-body><text:p text:style-name="P29">אינם קודשים די להיפדות</text:p></text:note-body></text:note>, וְהַשּׁוֹחֲטָן בַּחוּץ חַיָּב<text:note text:id="ftn56" text:note-class="footnote"><text:note-citation>56</text:note-citation><text:note-body><text:p text:style-name="P30">לפני פדיונם, שלרבי עקיבה אם עלה לא ירד.</text:p></text:note-body></text:note>, וְעוֹשִׂין תְּמוּרָה<text:note text:id="ftn57" text:note-class="footnote"><text:note-citation>57</text:note-citation><text:note-body><text:p text:style-name="P30">דן גמרא אם זה לפני פדיון או לאחר פדיון. לכאורה, המשך משנה קצת משמע שהוא רק לפני פדיון.</text:p></text:note-body></text:note>, וְאִם <text:soft-page-break/>מֵתוּ יִקָּבֵרוּ: </text:p>
      <text:p text:style-name="P53">ד<text:note text:id="ftn58" text:note-class="footnote"><text:note-citation>58</text:note-citation><text:note-body><text:p text:style-name="P8">חשנה ד</text:p></text:note-body></text:note></text:p>
      <text:p text:style-name="P44"><text:tab/>הַמְקַבֵּל צֹאן<text:note text:id="ftn59" text:note-class="footnote"><text:note-citation>59</text:note-citation><text:note-body><text:p text:style-name="P31">נקרא צאן כיון שהדרך היה לעשות כן בצאן. נקרא ברזל כיון שאי אפשר לחסר על ידי זה.</text:p></text:note-body></text:note> בַּרְזֶל<text:note text:id="ftn60" text:note-class="footnote"><text:note-citation>60</text:note-citation><text:note-body><text:p text:style-name="P31">הוא שנותן חפץ שלו לחברו, ואדם עושה עמו עסק, ונתרווח, ומשלם אותו חפץ (או שוויו מבתחילה) לבעלו עם קצת מן השכר. זה אסור כיון שהוא אגר נטר, שהוא כעין הלוואה (או מכר), ונותן לו שכרו יותר על <text:span text:style-name="T8">ה</text:span>הלוואה.</text:p></text:note-body></text:note> מִן הַנָּכְרִי, וְלָדוֹת פְּטוּרִין<text:note text:id="ftn61" text:note-class="footnote"><text:note-citation>61</text:note-citation><text:note-body><text:p text:style-name="P32">פטורות הולדות של צאן שנתן לסיבה פשוטה, והוא שהוא עדיין קצת של נכרי. דין זה אומר שאם ולדות מולידים, אף הם פטורים. גמרא מבאר שכיון שאם לא יכול נכרי להשיג ממונו מן הצאן, יקח מן הוולדות. <text:span text:style-name="T9">אם ולדי ולדות מולידים, חייב, שהרי לא לוקח מהם נכרי.</text:span></text:p></text:note-body></text:note>, וּוַלְדֵי וְלָדוֹת חַיָּבִין. הֶעֱמִיד וְלָדוֹת תַּחַת אִמּוֹתֵיהֶם, וַלְדֵי וְלָדוֹת פְטוּרִין, וּוַלדי וַלְדֵי וְלָדוֹת חַיָּבִין. רַבָּן שִׁמְעוֹן בֶּן גַּמְלִיאֵל אוֹמֵר, אֲפִלּוּ עַד עֲשָׂרָה דוֹרוֹת<text:note text:id="ftn62" text:note-class="footnote"><text:note-citation>62</text:note-citation><text:note-body><text:p text:style-name="P33">זה רק דוגמא, שלעולם הוא.</text:p></text:note-body></text:note>, פְּטוּרִין, שֶׁאַחֲרָיוּתָן לַנָּכְרִי<text:note text:id="ftn63" text:note-class="footnote"><text:note-citation>63</text:note-citation><text:note-body><text:p text:style-name="P34"><text:s text:c="3"/><text:span text:style-name="T10">דן גמרא אם הוא רק אם מתנה. יש כמה ראשונים שאומרים שהלכה כרשב"ג, שהרי הלכה כמותו בכל מקום שהוא במשנה.</text:span></text:p></text:note-body></text:note>:</text:p>
      <text:p text:style-name="P48">ה<text:note text:id="ftn64" text:note-class="footnote"><text:note-citation>64</text:note-citation><text:note-body><text:p text:style-name="P8">משנה ה</text:p></text:note-body></text:note></text:p>
      <text:p text:style-name="P49"><text:tab/>רָחֵל שֶׁיָּלְדָה כְּמִין עֵז, וְעֵז שֶׁיָּלְדָה כְּמִין רָחֵל<text:note text:id="ftn65" text:note-class="footnote"><text:note-citation>65</text:note-citation><text:note-body><text:p text:style-name="P35">אף שרחל ועז חייבים בבכוררה, פטור כיון שהוא "נדמה.”</text:p></text:note-body></text:note>, פָּטוּר מִן הַבְּכוֹרָה. וְאִם יֵשׁ בּוֹ מִקְצָת סִימָנִין<text:note text:id="ftn66" text:note-class="footnote"><text:note-citation>66</text:note-citation><text:note-body><text:p text:style-name="P35">דבר שעושה אותו דומה לאמו.</text:p></text:note-body></text:note>, חַיָּב: </text:p>
      <text:p text:style-name="P50">ו<text:note text:id="ftn67" text:note-class="footnote"><text:note-citation>67</text:note-citation><text:note-body><text:p text:style-name="P8">משנה ו</text:p></text:note-body></text:note></text:p>
      <text:p text:style-name="P42">רָחֵל שֶׁלֹּא בִכְּרָה וְיָלְדָה שְׁנֵי זְכָרִים וְיָצְאוּ שְׁנֵי רָאשֵׁיהֶן<text:note text:id="ftn68" text:note-class="footnote"><text:note-citation>68</text:note-citation><text:note-body><text:p text:style-name="P35">יציאת ראש נחשב לידה.</text:p></text:note-body></text:note> כְּאֶחָד, רַבִּי יוֹסֵי הַגְּלִילִי אוֹמֵר, שְׁנֵיהֶן לַכֹּהֵן. שֶׁנֶּאֱמַר (שמות יג), הַזְּכָרִים לַה'. וַחֲכָמִים אוֹמְרִים, אִי אֶפְשָׁר<text:note text:id="ftn69" text:note-class="footnote"><text:note-citation>69</text:note-citation><text:note-body><text:p text:style-name="P35">משמע שהיו דורשים כריה"ג אילו היה אפשר.</text:p></text:note-body></text:note>, אֶלָּא אֶחָד לוֹ וְאֶחָד לַכֹּהֵן<text:note text:id="ftn70" text:note-class="footnote"><text:note-citation>70</text:note-citation><text:note-body><text:p text:style-name="P35">זה נקרא "אפשר לצמצם בידי שמים.” דן גמרא אם אפשר לצמצם בידי אדם; לכאורה, מסיק שהוא אותו מחלקת.</text:p></text:note-body></text:note>. רַבִּי טַרְפוֹן אוֹמֵר, הַכֹּהֵן בּוֹרֵר לוֹ אֶת הַיָפֶה. רַבִּי עֲקִיבָא אוֹמֵר, מְשַׁמְּנִים בֵּינֵיהֶן, וְהַשֵּׁנִי יִרְעֶה עַד שֶׁיִּסְתָּאֵב. וְחַיָּב בַּמַּתָּנוֹת רַבִּי יוֹסֵי פּוֹטֵר. מֵת אֶחָד מֵהֶן, רַבִּי טַרְפוֹן אוֹמֵר, יַחֲלוֹקוּ. רַבִּי עֲקִיבָא אוֹמֵר, הַמּוֹצִיא מֵחֲבֵרוֹ עָלָיו הָרְאָיָה. זָכָר וּנְקֵבָה, אֵין כָּאן לַכֹּהֵן כְּלוּם: </text:p>
      <text:p text:style-name="P54">ז<text:note text:id="ftn71" text:note-class="footnote"><text:note-citation>71</text:note-citation><text:note-body><text:p text:style-name="P8">משנה ז</text:p></text:note-body></text:note></text:p>
      <text:p text:style-name="P45">שְׁתֵּי רְחֵלוֹת שֶׁלֹּא בִכְּרוּ, וְיָלְדוּ שְׁנֵי זְכָרִים, נוֹתֵן שְׁנֵיהֶם לַכֹּהֵן. זָכָר וּנְקֵבָה, הַזָּכָר לַכֹּהֵן. שְׁנֵי זְכָרִים וּנְקֵבָה, אֶחָד לוֹ וְאֶחָד לַכֹּהֵן. רַבִּי טַרְפוֹן אוֹמֵר, הַכֹּהֵן בּוֹרֵר לוֹ אֶת הַיָּפֶה<text:note text:id="ftn72" text:note-class="footnote"><text:note-citation>72</text:note-citation><text:note-body><text:p text:style-name="P36">שמסתמא, החזק נולד ראשון.</text:p></text:note-body></text:note>. רַבִּי עֲקִיבָא אוֹמֵר, מְשַׁמְּנִים בֵּינֵיהֶן<text:note text:id="ftn73" text:note-class="footnote"><text:note-citation>73</text:note-citation><text:note-body><text:p text:style-name="P36">המוציא מחבירו עליו הראיה.</text:p></text:note-body></text:note>, וְהַשֵּׁנִי יִרְעֶה עַד שֶׁיִּסְתָּאֵב. וְחַיָּב בַּמַּתָּנוֹת<text:note text:id="ftn74" text:note-class="footnote"><text:note-citation>74</text:note-citation><text:note-body><text:p text:style-name="P36">חייב ממה נפשך, שאם אינו בכור, חייב, ואם הוא בכור, צריך ליתן כולו.</text:p></text:note-body></text:note>. רַבִּי יוֹסֵי פּוֹטֵר<text:note text:id="ftn75" text:note-class="footnote"><text:note-citation>75</text:note-citation><text:note-body><text:p text:style-name="P36">עשו תקנה לעשות את שאינו זוכה כזוכה, והוא כאילו בא לו מכהן. זה מפני שלא נטעה לומר שאינו בכור כלל. מאנו שר"י אומר כן בכ"מ, וצ"ל שמחדש שהוא תקנה מסתבר, ואז יתקיים בכ"מ.</text:p></text:note-body></text:note>. מֵת אֶחָד מֵהֶן, רַבִּי טַרְפוֹן אוֹמֵר, יַחֲלוֹקוּ<text:note text:id="ftn76" text:note-class="footnote"><text:note-citation>76</text:note-citation><text:note-body><text:p text:style-name="P36">חוזר ממה שאמר לעיל שנוטל הכוהן היפה,<text:span text:style-name="T11">אבל משנה לא זזה ממקומה.</text:span></text:p></text:note-body></text:note><text:note text:id="ftn77" text:note-class="footnote"><text:note-citation>77</text:note-citation><text:note-body><text:p text:style-name="P37">גמרא מבאר שאין זה בכל ציור, אלא בנתן לרועה כהן עם שאר בהמותיו, ואז כאילו הקנה לו חלק מקרקעותו, ואז אינו ברשותו. רע"ב לא מבאר על פי זה, אלא שסובר כסומכוס (ויש צד בגמרא כזה, אלא שלא מסיק כן).</text:p></text:note-body></text:note>. רַבִּי עֲקִיבָא אוֹמֵר, הַמּוֹצִיא מֵחֲבֵרוֹ עָלָיו הָרְאָיָה. שְׁתֵּי נְקֵבוֹת וְזָכָר, אוֹ שְׁנֵי זְכָרִים וּשְׁתֵּי נְקֵבוֹת, אֵין כָּאן לַכֹּהֵן כְּלוּם<text:note text:id="ftn78" text:note-class="footnote"><text:note-citation>78</text:note-citation><text:note-body><text:p text:style-name="P36">אף ר"ט מודה לזה, שכיון שאין יודעים שיש בכור, אומרים שהמוציא מחבירו עליו הראיה.</text:p></text:note-body></text:note>: </text:p>
      <text:p text:style-name="P54">ח<text:note text:id="ftn79" text:note-class="footnote"><text:note-citation>79</text:note-citation><text:note-body><text:p text:style-name="P9">משנה ח</text:p></text:note-body></text:note></text:p>
      <text:p text:style-name="P42">אַחַת בִּכְּרָה וְאַחַת שֶׁלֹּא בִכְּרָה וְיָלְדוּ שְׁנֵי זְכָרִים, אֶחָד לוֹ וְאֶחָד לַכֹּהֵן<text:note text:id="ftn80" text:note-class="footnote"><text:note-citation>80</text:note-citation><text:note-body><text:p text:style-name="P37">זה, לכאורה, פשוט, אלא שהוא הקדמה למשנה. גם, לכאורה, יש חידוש במה שא"צ לדעת מי היא האם.</text:p></text:note-body></text:note>. רַבִּי טַרְפוֹן אוֹמֵר, הַכֹּהֵן בּוֹרֵר לוֹ אֶת הַיָּפֶה<text:note text:id="ftn81" text:note-class="footnote"><text:note-citation>81</text:note-citation><text:note-body><text:p text:style-name="P38"><text:s text:c="3"/>שמסתבר שהוא הבכור לאמו. נמצא שחולקים אם מכריעים על פי סברות מדעתנו.</text:p></text:note-body></text:note>. רַבִּי עֲקִיבָא אוֹמֵר, מְשַׁמְּנִין בֵּינֵיהֶן, וְהַשֵּׁנִי יִרְעֶה עַד שֶׁיִּסְתָּאֵב. וְחַיָּב בַּמַּתָּנוֹת. רַבִּי יוֹסֵי פּוֹטֵר, שֶׁהָיָה רַבִּי יוֹסֵי אוֹמֵר, כֹּל שֶׁחֲלִיפָיו בְּיַד כֹּהֵן, פָּטוּר מִן הַמַתָּנוֹת. רַבִּי מֵאִיר מְחַיֵּב. מֵת אֶחָד מֵהֶן, רַבִּי טַרְפוֹן אוֹמֵר, יַחֲלוֹקוּ. רַבִּי עֲקִיבָא אוֹמֵר, הַמּוֹצִיא מֵחֲבֵרוֹ עָלָיו הָרְאָיָה. זָכָר וּנְקֵבָה, אֵין כָּאן לַכֹּהֵן כְּלוּם: </text:p>
      <text:p text:style-name="P54">ט<text:note text:id="ftn82" text:note-class="footnote"><text:note-citation>82</text:note-citation><text:note-body><text:p text:style-name="P9">משנה ט</text:p></text:note-body></text:note></text:p>
      <text:p text:style-name="P42">יוֹצֵא דֹּפֶן וְהַבָּא אַחֲרָיו, רַבִּי טַרְפוֹן אוֹמִר, שְׁנֵיהֶם יִרְעוּ עַד שֶׁיִּסְתָּאֲבוּ וְיֵאָכְלוּ בְמוּמָן לַבְּעָלִים. רַבִּי עֲקִיבָא אוֹמֵר, שְׁנֵיהֶן אֵינָן בְּכוֹר, הָרִאשׁוֹן מִשּׁוּם שֶׁאֵינוֹ פֶטֶר רֶחֶם, וְהַשֵּׁנִי מִשּׁוּם שֶׁקִּדְּמוֹ אַחֵר: </text:p>
      <text:p text:style-name="P58">פרק שלישי<text:note text:id="ftn83" text:note-class="footnote"><text:note-citation>83</text:note-citation><text:note-body><text:p text:style-name="P28">פרק שלישי</text:p></text:note-body></text:note></text:p>
      <text:p text:style-name="P57">א<text:note text:id="ftn84" text:note-class="footnote"><text:note-citation>84</text:note-citation><text:note-body><text:p text:style-name="P10">משנה א</text:p></text:note-body></text:note></text:p>
      <text:p text:style-name="P42"><text:soft-page-break/>הַלּוֹקֵחַ בְּהֵמָה מִן הַנָּכְרִי וְאֵין יָדוּעַ אִם בִּכְּרָה וְאִם לֹא בִכְּרָה, רַבִּי יִשְׁמָעֵאל אוֹמֵר, עֵז בַּת שְׁנָתָהּ וַדַּאי לַכֹּהֵן, מִכָּאן וְאֵילָךְ סָפֵק. רָחֵל בַּת שְׁתַּיִם וַדַּאי לַכֹּהֵן, מִכָּאן וְאֵילָךְ סָפֵק. פָּרָה וַחֲמוֹר בְּנוֹת שָׁלשׁ וַדַּאי לַכֹּהֵן, מִכָּאן וְאֵילָךְ סָפֵק. אָמַר לוֹ רַבִּי עֲקִיבָא, אִלּוּ בַּוָּלָד בִּלְבַד בְּהֵמָה נִפְטֶרֶת, הָיָה כִדְבָרֶיךָ, אֶלָּא אָמְרוּ, סִימַן הַוָּלָד בִּבְהֵמָה דַקָּה, טִנוּף. וּבְגַסָּה, שִׁלְיָא. וּבְאִשָּׁה, שְׁפִיר וְשִׁלְיָא. זֶה הַכְּלָל, כֹּל שֶׁיָדוּעַ שֶׁבִּכְּרָה, אֵין כָּאן לַכֹּהֵן כְּלוּם. וְכֹל שֶׁלֹּא בִכְּרָה, הֲרֵי זֶה לַכֹּהֵן. אִם סָפֵק, יֵאָכֵל בְּמוּמוֹ לַבְּעָלִים. רַבִּי אֱלִיעֶזֶר בֶּן יַעֲקֹב אוֹמֵר, בְּהֵמָה גַסָּה שֶׁשָּׁפְעָה חֲרָרַת דָּם, הֲרֵי זוֹ תִקָּבֵר, וְנִפְטְרָה מִן הַבְּכוֹרָה: </text:p>
      <text:p text:style-name="P55">ב<text:note text:id="ftn85" text:note-class="footnote"><text:note-citation>85</text:note-citation><text:note-body><text:p text:style-name="P10">משנה ב</text:p></text:note-body></text:note></text:p>
      <text:p text:style-name="P42">רַבָּן שִׁמְעוֹן בֶּן גַּמְלִיאֵל אוֹמֵר, הַלּוֹקֵחַ בְּהֵמָה מְנִיקָה מִן הַנָּכְרִי, אֵינוֹ חוֹשֵׁשׁ שֶׁמָּא בְנָהּ שֶׁל אַחֶרֶת הָיָה. נִכְנַס לְתוֹךְ עֶדְרוֹ וְרָאָה אֶת הַמַּבְכִּירוֹת מְנִיקוֹת וְאֶת שֶׁאֵינָן מַבְכִּירוֹת מְנִיקוֹת, אֵינוֹ חוֹשֵׁשׁ שֶׁמָּא בְנָהּ שֶׁל זוֹ בָּא לוֹ אֵצֶל זוֹ, אוֹ שֶׁמָּא בְנָהּ שֶׁל זוֹ בָּא לוֹ אֵצֶל זוֹ: </text:p>
      <text:p text:style-name="P55">ג<text:note text:id="ftn86" text:note-class="footnote"><text:note-citation>86</text:note-citation><text:note-body><text:p text:style-name="P10">משנה ג </text:p></text:note-body></text:note></text:p>
      <text:p text:style-name="P42">רַבִּי יוֹסֵי בֶּן מְשֻׁלָּם אוֹמֵר, הַשּׁוֹחֵט אֶת הַבְּכוֹר, עוֹשֶׂה מָקוֹם בְּקוֹפִיץ מִכָּאן וּמִכָּאן וְתוֹלֵשׁ הַשֵּׂעָר, וּבִלְבַד שֶׁלֹּא יְזִיזֶנּוּ מִמְּקוֹמוֹ {ז}. וְכֵן הַתּוֹלֵשׁ {ח} אֶת הַשֵּׂעָר לִרְאוֹת מְקוֹם הַמּוּם: </text:p>
      <text:p text:style-name="P55">ד<text:note text:id="ftn87" text:note-class="footnote"><text:note-citation>87</text:note-citation><text:note-body><text:p text:style-name="P10">משנה ד</text:p></text:note-body></text:note></text:p>
      <text:p text:style-name="P42">שְׂעַר בְּכוֹר בַּעַל מוּם שֶׁנָּשַׁר וְהִנִּיחוֹ בַחַלּוֹן וְאַחַר כָּךְ שְׁחָטוֹ, עֲקַבְיָא בֶּן מַהֲלַלְאֵל מַתִּיר, וַחֲכָמִים אוֹסְרִין, דִּבְרֵי רַבִּי יְהוּדָה. אָמַר רַבִּי יוֹסֵי, לֹא בָזֶה הִתִּיר עֲקַבְיָא, אֶלָּא בִשְׂעַר בְּכוֹר בַּעַל מוּם שֶׁנָּשַׁר וְהִנִּיחוֹ בַּחַלּוֹן וְאַחַר כָּךְ מֵת, בָּזֶה עֲקַבְיָא בֶּן מַהֲלַלְאֵל מַתִּיר, וַחֲכָמִים אוֹסְרִין. הַצֶּמֶר הַמְדֻבְלָל בַּבְּכוֹר, אֶת שֶׁהוּא נִרְאֶה מִן הַגִּזָּה, מֻתָּר. וְאֶת שֶׁאֵינוֹ נִרְאֶה מִן הַגִּזָּה, אָסוּר: </text:p>
      <text:p text:style-name="P51"/>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Keter YG" svg:font-family="'Keter YG'" style:font-pitch="variable"/>
    <style:font-face style:name="Mekorot-Vilna" svg:font-family="Mekorot-Vilna" style:font-pitch="variable"/>
    <style:font-face style:name="Microsoft YaHei" svg:font-family="'Microsoft YaHei'" style:font-family-generic="system" style:font-pitch="variable"/>
    <style:font-face style:name="NSimSun" svg:font-family="NSimSun" style:font-family-generic="system" style:font-pitch="variable"/>
    <style:font-face style:name="Noto Rashi Hebrew Medium" svg:font-family="'Noto Rashi Hebrew Medium'" style:font-pitch="variable"/>
    <style:font-face style:name="Shofar" svg:font-family="Shofar"/>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Shofar"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Shofar"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Shofar" style:font-family-complex="Shofar"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Shofar" style:font-family-complex="Shofar"/>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Shofar" style:font-family-complex="Shofar"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Shofar" style:font-family-complex="Shofar"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master-page-name="">
      <style:paragraph-properties fo:margin-left="0.2362in" fo:margin-right="0in" fo:text-align="end" style:justify-single-word="false" fo:text-indent="-0.2362in" style:auto-text-indent="false" style:page-number="auto" text:number-lines="false" text:line-number="0"/>
      <style:text-properties fo:font-size="10pt" style:font-size-asian="10pt" style:font-name-complex="Noto Rashi Hebrew Medium" style:font-family-complex="'Noto Rashi Hebrew Medium'" style:font-pitch-complex="variable" style:font-size-complex="7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ListLabel_20_1" style:display-name="ListLabel 1" style:family="text">
      <style:text-properties fo:font-size="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writing-mode="rl-tb"/>
      <style:text-properties fo:font-weight="bold" officeooo:rsid="0013c3ce" officeooo:paragraph-rsid="0013c3ce" style:font-weight-asian="bold" style:font-name-complex="Keter YG" style:font-weight-complex="bold"/>
    </style:style>
    <style:page-layout style:name="Mpm1">
      <style:page-layout-properties fo:page-width="8.5in" fo:page-height="11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138in" style:distance-before-sep="0.0402in" style:distance-after-sep="0.0402in" style:line-style="solid" style:adjustment="right" style:rel-width="60%"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כורת בקר</text:p>
      </style:head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2T07:25:53.730000000</meta:creation-date>
    <dc:date>2022-10-30T21:42:29.640000000</dc:date>
    <meta:editing-duration>PT3H44M48S</meta:editing-duration>
    <meta:editing-cycles>31</meta:editing-cycles>
    <meta:generator>LibreOffice/7.3.2.2$Windows_X86_64 LibreOffice_project/49f2b1bff42cfccbd8f788c8dc32c1c309559be0</meta:generator>
    <meta:document-statistic meta:table-count="0" meta:image-count="0" meta:object-count="0" meta:page-count="4" meta:paragraph-count="132" meta:word-count="2591" meta:character-count="13430" meta:non-whitespace-character-count="10930"/>
  </office:meta>
</office:document-meta>
</file>